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8.75mm"/>
    </style:style>
    <style:style style:name="co34" style:family="table-column">
      <style:table-column-properties fo:break-before="auto" style:column-width="81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 style:data-style-name="N37">
      <style:table-cell-properties fo:border="0.06pt solid #000000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0" style:family="table-cell" style:parent-style-name="Default" style:data-style-name="N104">
      <style:table-cell-properties fo:border="0.06pt solid #000000"/>
    </style:style>
    <style:style style:name="ce161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office:forms form:automatic-focus="false" form:apply-design-mode="false"/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E36]-[.E35]" office:value-type="currency" office:currency="ARS" office:value="82255.91" calcext:value-type="currency">
            <text:p>$82.255,91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755.91" calcext:value-type="currency">
            <text:p>$80.755,91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923.19" calcext:value-type="currency">
            <text:p>$79.923,19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7343.19" calcext:value-type="currency">
            <text:p>$77.343,19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593.19" calcext:value-type="currency">
            <text:p>$68.593,19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5322.17" calcext:value-type="currency">
            <text:p>$65.322,17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6322.17" calcext:value-type="currency">
            <text:p>$66.322,17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8"/>
        </table:table-row>
        <table:table-row table:style-name="ro1">
          <table:table-cell/>
          <table:table-cell table:style-name="ce15" table:formula="of:=[.A20]-[.B70]+1000+4000" office:value-type="currency" office:currency="ARS" office:value="39677.83" calcext:value-type="currency">
            <text:p>$39.677,83</text:p>
          </table:table-cell>
          <table:table-cell table:style-name="ce111" table:number-columns-repeated="2"/>
          <table:table-cell/>
          <table:table-cell table:style-name="ce111"/>
          <table:table-cell table:number-columns-repeated="8"/>
        </table:table-row>
        <table:table-row table:style-name="ro1">
          <table:table-cell/>
          <table:table-cell table:style-name="ce14"/>
          <table:table-cell table:style-name="ce111" table:number-columns-repeated="4"/>
          <table:table-cell table:number-columns-repeated="8"/>
        </table:table-row>
        <table:table-row table:style-name="ro1">
          <table:table-cell/>
          <table:table-cell table:style-name="ce14"/>
          <table:table-cell table:style-name="ce111" table:number-columns-repeated="2"/>
          <table:table-cell/>
          <table:table-cell table:style-name="ce111"/>
          <table:table-cell table:number-columns-repeated="3"/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/>
          <table:table-cell table:style-name="ce111"/>
          <table:table-cell table:number-columns-repeated="7"/>
          <table:table-cell table:style-name="ce111" table:formula="of:=+[.K16]+[.G22]+[.D29]+[.E35]+[.E46]+[.D53]+[.D59]+[.E70]+[.D74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1" table:formula="of:=+[.K16]+[.G23]+[.E36]+[.E47]+[.D51]+[.D52]+[.D58]+[.D63]+[.D64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0" table:formula="of:=SUM([.J82:.J84])" office:value-type="currency" office:currency="ARS" office:value="39677.83" calcext:value-type="currency">
            <text:p>$39.677,83</text:p>
          </table:table-cell>
          <table:table-cell table:number-columns-repeated="4"/>
        </table:table-row>
      </table:table>
      <table:table table:name="Libro Caja" table:style-name="ta1" table:print-ranges="'Libro Caja'.A1:'Libro Caja'.H56">
        <office:forms form:automatic-focus="false" form:apply-design-mode="false"/>
        <table:table-column table:style-name="co2" table:default-cell-style-name="ce158"/>
        <table:table-column table:style-name="co34" table:default-cell-style-name="ce1"/>
        <table:table-column table:style-name="co31" table:number-columns-repeated="2" table:default-cell-style-name="ce160"/>
        <table:table-column table:style-name="co2" table:default-cell-style-name="ce160"/>
        <table:table-column table:style-name="co2" table:number-columns-repeated="2" table:default-cell-style-name="Default"/>
        <table:table-column table:style-name="co3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56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57" office:value-type="string" calcext:value-type="string">
            <text:p>Concepto</text:p>
          </table:table-cell>
          <table:table-cell table:style-name="ce157" office:value-type="string" calcext:value-type="string">
            <text:p>Ingreso</text:p>
          </table:table-cell>
          <table:table-cell table:style-name="ce157" office:value-type="string" calcext:value-type="string">
            <text:p>Egreso</text:p>
          </table:table-cell>
          <table:table-cell table:style-name="ce157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11" table:formula="of:=[.C5]+[.C41]+[.C45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11" table:formula="of:=+[.C3]+[.C6]+[.C19]+[.C21]+[.C25]+[.C29]+[.C34]+[.C42]+[.C46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11" table:formula="of:=+[.C4]+[.C7]+[.C22]+[.C26]+[.C30]+[.C35]+[.C38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0" table:formula="of:=SUM([.H6:.H8])" office:value-type="currency" office:currency="ARS" office:value="39677.83" calcext:value-type="currency">
            <text:p>$39.677,83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61" office:value-type="currency" office:currency="ARS" office:value="1000" calcext:value-type="currency">
            <text:p>$1.000,00</text:p>
          </table:table-cell>
          <table:table-cell table:style-name="ce161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61"/>
          <table:table-cell table:style-name="ce161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59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59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59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6]+[.C47]-[.D4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8]+[.C49]-[.D4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9]+[.C50]-[.D50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0]+[.C51]-[.D51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1]+[.C52]-[.D52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0" table:formula="of:=SUM([.C3:.C52])" office:value-type="currency" office:currency="ARS" office:value="39677.83" calcext:value-type="currency">
            <text:p>$39.677,83</text:p>
          </table:table-cell>
          <table:table-cell table:style-name="ce110" table:formula="of:=SUM([.D3:.D52])" office:value-type="currency" office:currency="ARS" office:value="38677.83" calcext:value-type="currency">
            <text:p>$38.677,83</text:p>
          </table:table-cell>
          <table:table-cell table:style-name="Default"/>
          <table:table-cell table:number-columns-repeated="6"/>
          <table:table-cell table:style-name="ce111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1" table:formula="of:=+105000-[.C53]" office:value-type="currency" office:currency="ARS" office:value="65322.17" calcext:value-type="currency">
            <text:p>$65.322,17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Default"/>
        <table:table-column table:style-name="co35" table:default-cell-style-name="Default"/>
        <table:table-column table:style-name="co2" table:number-columns-repeated="3" table:default-cell-style-name="ce111"/>
        <table:table-row table:style-name="ro1">
          <table:table-cell table:style-name="ce156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57" office:value-type="string" calcext:value-type="string">
            <text:p>Concepto</text:p>
          </table:table-cell>
          <table:table-cell table:style-name="ce157" office:value-type="string" calcext:value-type="string">
            <text:p>Ingreso</text:p>
          </table:table-cell>
          <table:table-cell table:style-name="ce157" office:value-type="string" calcext:value-type="string">
            <text:p>Egreso</text:p>
          </table:table-cell>
          <table:table-cell table:style-name="ce157" office:value-type="string" calcext:value-type="string">
            <text:p>Saldo</text:p>
          </table:table-cell>
        </table:table-row>
        <table:table-row table:style-name="ro1">
          <table:table-cell table:style-name="ce142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42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42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42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20T01:16:20.643424496</dc:date>
    <meta:editing-duration>PT14H54M47S</meta:editing-duration>
    <meta:editing-cycles>293</meta:editing-cycles>
    <meta:generator>LibreOffice/5.1.4.2$Linux_X86_64 LibreOffice_project/10m0$Build-2</meta:generator>
    <meta:document-statistic meta:table-count="10" meta:cell-count="1458" meta:object-count="0"/>
  </office:meta>
</office:document-meta>
</file>